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2">
          <table:table-cell office:value-type="string">
            <text:p>diplomand</text:p>
          </table:table-cell>
          <table:table-cell office:value-type="string">
            <text:p>rliebscher</text:p>
          </table:table-cell>
          <table:table-cell office:value-type="string">
            <text:p>Ron Liebscher</text:p>
          </table:table-cell>
          <table:table-cell office:value-type="string">
            <text:p>Optimizer/Correalation</text:p>
          </table:table-cell>
          <table:table-cell office:value-type="string">
            <text:p>?</text:p>
          </table:table-cell>
          <table:table-cell table:style-name="ce1" office:value-type="date" office:date-value="2010-09-08">
            <text:p>08.09.10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>
            <text:p>diplomand1</text:p>
          </table:table-cell>
          <table:table-cell office:value-type="string">
            <text:p>vjohn</text:p>
          </table:table-cell>
          <table:table-cell office:value-type="string">
            <text:p>Volker John</text:p>
          </table:table-cell>
          <table:table-cell office:value-type="string">
            <text:p>Algebras/OptAux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2">
          <table:table-cell office:value-type="string">
            <text:p>diplomand2</text:p>
          </table:table-cell>
          <table:table-cell office:value-type="string">
            <text:p>nvoget</text:p>
          </table:table-cell>
          <table:table-cell office:value-type="string">
            <text:p>Nicolai Voget</text:p>
          </table:table-cell>
          <table:table-cell office:value-type="string">
            <text:p>Algebras/OrderedRelation</text:p>
          </table:table-cell>
          <table:table-cell office:value-type="string">
            <text:p>?</text:p>
          </table:table-cell>
          <table:table-cell table:style-name="ce1" office:value-type="date" office:date-value="2010-12-21">
            <text:p>21.12.10</text:p>
          </table:table-cell>
          <table:table-cell office:value-type="string">
            <text:p>ja</text:p>
          </table:table-cell>
        </table:table-row>
        <table:table-row table:style-name="ro2">
          <table:table-cell/>
          <table:table-cell office:value-type="string">
            <text:p>fpanse</text:p>
          </table:table-cell>
          <table:table-cell office:value-type="string">
            <text:p>Frank Panse</text:p>
          </table:table-cell>
          <table:table-cell office:value-type="string">
            <text:p>Algebras/SymbolicTrajectory</text:p>
          </table:table-cell>
          <table:table-cell table:style-name="ce1" office:value-type="date" office:date-value="2010-12-21">
            <text:p>21.12.10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3</text:p>
          </table:table-cell>
          <table:table-cell office:value-type="string">
            <text:p>bponeleit</text:p>
          </table:table-cell>
          <table:table-cell office:value-type="string">
            <text:p>Burkhard Poneleit</text:p>
          </table:table-cell>
          <table:table-cell office:value-type="string">
            <text:p>Optimizer/Subqueries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2">
          <table:table-cell office:value-type="string">
            <text:p>diplomand4</text:p>
          </table:table-cell>
          <table:table-cell office:value-type="string">
            <text:p>kteufel</text:p>
          </table:table-cell>
          <table:table-cell office:value-type="string">
            <text:p>Klaus Teufel</text:p>
          </table:table-cell>
          <table:table-cell office:value-type="string">
            <text:p>Algebras/NestedRelation</text:p>
          </table:table-cell>
          <table:table-cell office:value-type="string">
            <text:p>?</text:p>
          </table:table-cell>
          <table:table-cell table:style-name="ce1" office:value-type="date" office:date-value="2010-09-08">
            <text:p>08.09.10</text:p>
          </table:table-cell>
          <table:table-cell office:value-type="string">
            <text:p>ja</text:p>
          </table:table-cell>
        </table:table-row>
        <table:table-row table:style-name="ro2">
          <table:table-cell/>
          <table:table-cell office:value-type="string">
            <text:p>geduldig</text:p>
          </table:table-cell>
          <table:table-cell office:value-type="string">
            <text:p>Jochen Geduldig</text:p>
          </table:table-cell>
          <table:table-cell office:value-type="string">
            <text:p>Algebras/NestedRelation2</text:p>
          </table:table-cell>
          <table:table-cell table:style-name="ce1" office:value-type="date" office:date-value="2010-09-08">
            <text:p>08.09.10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5</text:p>
          </table:table-cell>
          <table:table-cell office:value-type="string">
            <text:p>totim</text:p>
          </table:table-cell>
          <table:table-cell office:value-type="string">
            <text:p>Tobias Timmerscheidt</text:p>
          </table:table-cell>
          <table:table-cell office:value-type="string">
            <text:p>Algebras/DistributedRelation</text:p>
          </table:table-cell>
          <table:table-cell table:style-name="ce1" office:value-type="date" office:date-value="2010-01-15">
            <text:p>15.01.10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6</text:p>
          </table:table-cell>
          <table:table-cell office:value-type="string">
            <text:p>sjung</text:p>
          </table:table-cell>
          <table:table-cell office:value-type="string">
            <text:p>Sven Jungnickel</text:p>
          </table:table-cell>
          <table:table-cell office:value-type="string">
            <text:p>Algebras/ExtRelation2</text:p>
          </table:table-cell>
          <table:table-cell office:value-type="string">
            <text:p>?</text:p>
          </table:table-cell>
          <table:table-cell/>
          <table:table-cell office:value-type="string">
            <text:p>ja</text:p>
          </table:table-cell>
        </table:table-row>
        <table:table-row table:style-name="ro2">
          <table:table-cell office:value-type="string">
            <text:p>diplomand7</text:p>
          </table:table-cell>
          <table:table-cell office:value-type="string">
            <text:p>zdahmen</text:p>
          </table:table-cell>
          <table:table-cell office:value-type="string">
            <text:p>Zoryana Dahmen-Lobur</text:p>
          </table:table-cell>
          <table:table-cell office:value-type="string">
            <text:p>/DahmenLobur</text:p>
          </table:table-cell>
          <table:table-cell table:style-name="ce1" office:value-type="date" office:date-value="2010-01-20">
            <text:p>20.01.10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8</text:p>
          </table:table-cell>
          <table:table-cell office:value-type="string">
            <text:p>linsenme</text:p>
          </table:table-cell>
          <table:table-cell office:value-type="string">
            <text:p>Linsenmeier</text:p>
          </table:table-cell>
          <table:table-cell office:value-type="string">
            <text:p>Algebras/SpatialJoin // NearestNeighbour</text:p>
          </table:table-cell>
          <table:table-cell office:value-type="string">
            <text:p>?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9</text:p>
          </table:table-cell>
          <table:table-cell office:value-type="string">
            <text:p>whoffmann</text:p>
          </table:table-cell>
          <table:table-cell office:value-type="string">
            <text:p>Walter Hoffmann</text:p>
          </table:table-cell>
          <table:table-cell office:value-type="string">
            <text:p>secondo_Whoff</text:p>
          </table:table-cell>
          <table:table-cell table:style-name="ce1" office:value-type="date" office:date-value="2010-02-01">
            <text:p>01.02.10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10</text:p>
          </table:table-cell>
          <table:table-cell office:value-type="string">
            <text:p>herkert</text:p>
          </table:table-cell>
          <table:table-cell office:value-type="string">
            <text:p>A.Herkert</text:p>
          </table:table-cell>
          <table:table-cell office:value-type="string">
            <text:p>LargeQueries</text:p>
          </table:table-cell>
          <table:table-cell table:style-name="ce1" office:value-type="date" office:date-value="2010-03-01">
            <text:p>01.03.10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11</text:p>
          </table:table-cell>
          <table:table-cell office:value-type="string">
            <text:p>danbro</text:p>
          </table:table-cell>
          <table:table-cell office:value-type="string">
            <text:p>Daniel Brockmann</text:p>
          </table:table-cell>
          <table:table-cell office:value-type="string">
            <text:p>Algebras/UGrid</text:p>
          </table:table-cell>
          <table:table-cell table:style-name="ce1" office:value-type="date" office:date-value="2010-04-14">
            <text:p>14.04.10</text:p>
          </table:table-cell>
          <table:table-cell/>
          <table:table-cell office:value-type="string">
            <text:p>nein</text:p>
          </table:table-cell>
        </table:table-row>
        <table:table-row table:style-name="ro2">
          <table:table-cell office:value-type="string">
            <text:p>diplomand12</text:p>
          </table:table-cell>
          <table:table-cell office:value-type="string">
            <text:p>wrede</text:p>
          </table:table-cell>
          <table:table-cell office:value-type="string">
            <text:p>Nina Wrede</text:p>
          </table:table-cell>
          <table:table-cell office:value-type="string">
            <text:p>Network2 TemporalNet2</text:p>
          </table:table-cell>
          <table:table-cell table:style-name="ce1" office:value-type="date" office:date-value="2010-06-15">
            <text:p>15.06.10</text:p>
          </table:table-cell>
          <table:table-cell table:number-columns-repeated="2"/>
        </table:table-row>
        <table:table-row table:style-name="ro2">
          <table:table-cell office:value-type="string">
            <text:p>diplomand13</text:p>
          </table:table-cell>
          <table:table-cell table:number-columns-repeated="6"/>
        </table:table-row>
        <table:table-row table:style-name="ro2">
          <table:table-cell office:value-type="string">
            <text:p>diplomand14</text:p>
          </table:table-cell>
          <table:table-cell table:number-columns-repeated="6"/>
        </table:table-row>
        <table:table-row table:style-name="ro2">
          <table:table-cell office:value-type="string">
            <text:p>diplomand15</text:p>
          </table:table-cell>
          <table:table-cell table:number-columns-repeated="6"/>
        </table:table-row>
        <table:table-row table:style-name="ro2">
          <table:table-cell office:value-type="string">
            <text:p>diplomand16</text:p>
          </table:table-cell>
          <table:table-cell table:number-columns-repeated="6"/>
        </table:table-row>
        <table:table-row table:style-name="ro2">
          <table:table-cell office:value-type="string">
            <text:p>diplomand17</text:p>
          </table:table-cell>
          <table:table-cell table:number-columns-repeated="6"/>
        </table:table-row>
        <table:table-row table:style-name="ro2">
          <table:table-cell office:value-type="string">
            <text:p>diplomand18</text:p>
          </table:table-cell>
          <table:table-cell table:number-columns-repeated="6"/>
        </table:table-row>
        <table:table-row table:style-name="ro2">
          <table:table-cell office:value-type="string">
            <text:p>diplomand19</text:p>
          </table:table-cell>
          <table:table-cell table:number-columns-repeated="6"/>
        </table:table-row>
        <table:table-row table:style-name="ro2">
          <table:table-cell office:value-type="string">
            <text:p>diplomand20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21.12.2010</text:date>, <text:time>19:1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4T09:05:27</meta:creation-date>
    <dc:date>2010-12-21T19:19:38</dc:date>
    <meta:editing-duration>PT00H15M13S</meta:editing-duration>
    <meta:editing-cycles>4</meta:editing-cycles>
    <meta:generator>OpenOffice.org/3.2$Unix OpenOffice.org_project/320m19$Build-9505</meta:generator>
    <meta:document-statistic meta:table-count="3" meta:cell-count="105" meta:object-count="0"/>
  </office:meta>
</office:document-meta>
</file>